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41bea8" officeooo:paragraph-rsid="00100dc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41bea8" officeooo:paragraph-rsid="00100dc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06fd7" officeooo:paragraph-rsid="00100d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019c6" officeooo:paragraph-rsid="001019c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b3391" officeooo:paragraph-rsid="001b339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274ba4" officeooo:paragraph-rsid="00274ba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8b802" officeooo:paragraph-rsid="0017b12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0857" officeooo:paragraph-rsid="0035f21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weight="bold" officeooo:rsid="00110857" officeooo:paragraph-rsid="00100dce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110857" officeooo:paragraph-rsid="00100dc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1d4b0" officeooo:paragraph-rsid="00100dc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06fd7" officeooo:paragraph-rsid="00100dc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cba3" officeooo:paragraph-rsid="00100d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019c6" officeooo:paragraph-rsid="001019c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127c7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18b80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5d47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8b80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2b95d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7b129" officeooo:paragraph-rsid="0017b1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8b802" officeooo:paragraph-rsid="0018b80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8b802" officeooo:paragraph-rsid="0017b12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91716" officeooo:paragraph-rsid="0019171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b3391" officeooo:paragraph-rsid="001b339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ecd95" officeooo:paragraph-rsid="001ecd9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2491cd" officeooo:paragraph-rsid="002491c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74ba4" officeooo:paragraph-rsid="00274ba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2b95d7" officeooo:paragraph-rsid="002b95d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2c6a6e" officeooo:paragraph-rsid="002c6a6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0a893" officeooo:paragraph-rsid="0010a89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30d2ed" officeooo:paragraph-rsid="0030d2e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32c901" officeooo:paragraph-rsid="0032c90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127c79" fo:background-color="#ffff0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32c901" fo:background-color="#ffff0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5d47b" fo:background-color="#ffff0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8b802" fo:background-color="#ffff0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2b95d7" fo:background-color="#ffff0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127c79" fo:background-color="#b4c7d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normal" officeooo:rsid="00127c79" officeooo:paragraph-rsid="0032c901" fo:background-color="#b4c7d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5d47b" fo:background-color="#b4c7dc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2b95d7" fo:background-color="#b4c7d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weight="normal" officeooo:rsid="0031912d" officeooo:paragraph-rsid="0031912d" fo:background-color="#b4c7d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weight="normal" officeooo:rsid="0031912d" officeooo:paragraph-rsid="0032c901" fo:background-color="#b4c7d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weight="normal" officeooo:rsid="0032c901" officeooo:paragraph-rsid="0032c901" fo:background-color="#b4c7d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weight="normal" officeooo:rsid="00332fc9" officeooo:paragraph-rsid="00332fc9" fo:background-color="#fffff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officeooo:paragraph-rsid="0014b5f3" fo:background-color="#afd095"/>
    </style:style>
    <style:style style:name="P47" style:family="paragraph" style:parent-style-name="Standard">
      <style:paragraph-properties fo:text-align="start" style:justify-single-word="false"/>
      <style:text-properties officeooo:paragraph-rsid="00100dce"/>
    </style:style>
    <style:style style:name="P48" style:family="paragraph" style:parent-style-name="Standard">
      <style:paragraph-properties fo:text-align="start" style:justify-single-word="false"/>
      <style:text-properties officeooo:paragraph-rsid="0017b129"/>
    </style:style>
    <style:style style:name="P49" style:family="paragraph" style:parent-style-name="Standard">
      <style:paragraph-properties fo:text-align="start" style:justify-single-word="false" fo:break-before="page"/>
      <style:text-properties style:font-name="Arial" fo:font-weight="bold" officeooo:rsid="0010a893" officeooo:paragraph-rsid="0010a893" style:font-weight-asian="bold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Arial" fo:font-weight="bold" officeooo:rsid="001b3391" officeooo:paragraph-rsid="001b3391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 fo:font-weight="bold" officeooo:rsid="00127c79" officeooo:paragraph-rsid="00127c79" style:font-weight-asian="bold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 fo:font-weight="bold" officeooo:rsid="0018b802" officeooo:paragraph-rsid="0018b802" style:font-weight-asian="bold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Arial" fo:font-weight="bold" officeooo:rsid="00332fc9" officeooo:paragraph-rsid="00332fc9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weight="normal" officeooo:rsid="0038b273" officeooo:paragraph-rsid="0038b273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a5981" officeooo:paragraph-rsid="003a598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weight="normal" officeooo:rsid="003a5981" officeooo:paragraph-rsid="003a5ca5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weight="normal" officeooo:rsid="0017b129" officeooo:paragraph-rsid="0017b12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weight="normal" officeooo:rsid="003a5981" officeooo:paragraph-rsid="003a5981" fo:background-color="#b4c7dc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weight="normal" officeooo:rsid="00332fc9" officeooo:paragraph-rsid="003a5981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weight="normal" officeooo:rsid="00342c79" officeooo:paragraph-rsid="003a5981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weight="normal" officeooo:rsid="003bc455" officeooo:paragraph-rsid="003bc455" fo:background-color="#ffff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weight="normal" officeooo:rsid="0015d47b" officeooo:paragraph-rsid="0018b802" fo:background-color="#ffff0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weight="bold" officeooo:rsid="0018b802" officeooo:paragraph-rsid="0017b129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weight="bold" officeooo:rsid="003bc455" officeooo:paragraph-rsid="003bc455" fo:background-color="#ffffff" style:font-weight-asian="bold" style:font-weight-complex="bold"/>
    </style:style>
    <style:style style:name="P65" style:family="paragraph">
      <style:paragraph-properties fo:text-align="center"/>
      <style:text-properties fo:font-size="12pt"/>
    </style:style>
    <style:style style:name="P66" style:family="paragraph">
      <style:paragraph-properties fo:text-align="center" style:writing-mode="lr-tb"/>
    </style:style>
    <style:style style:name="P67" style:family="paragraph">
      <loext:graphic-properties draw:fill="solid" draw:fill-color="#ffffff"/>
      <style:paragraph-properties fo:text-align="center" style:writing-mode="lr-tb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="solid" draw:fill-color="#ffffff" draw:opacity="50%"/>
      <style:paragraph-properties fo:text-align="center" style:writing-mode="lr-tb"/>
      <style:text-properties fo:font-size="12pt"/>
    </style:style>
    <style:style style:name="P70" style:family="paragraph">
      <style:paragraph-properties fo:text-align="end" style:writing-mode="lr-tb"/>
      <style:text-properties fo:font-size="12pt"/>
    </style:style>
    <style:style style:name="T1" style:family="text">
      <style:text-properties officeooo:rsid="0020b974"/>
    </style:style>
    <style:style style:name="T2" style:family="text">
      <style:text-properties officeooo:rsid="003fa7b0"/>
    </style:style>
    <style:style style:name="T3" style:family="text">
      <style:text-properties officeooo:rsid="00100dce"/>
    </style:style>
    <style:style style:name="T4" style:family="text">
      <style:text-properties officeooo:rsid="0010cba3"/>
    </style:style>
    <style:style style:name="T5" style:family="text">
      <style:text-properties officeooo:rsid="0011d4b0"/>
    </style:style>
    <style:style style:name="T6" style:family="text">
      <style:text-properties style:font-name="Arial" fo:font-weight="normal" officeooo:rsid="00106fd7" style:font-weight-asian="normal" style:font-weight-complex="normal"/>
    </style:style>
    <style:style style:name="T7" style:family="text">
      <style:text-properties style:font-name="Arial" fo:font-weight="normal" officeooo:rsid="0010cba3" style:font-weight-asian="normal" style:font-weight-complex="normal"/>
    </style:style>
    <style:style style:name="T8" style:family="text">
      <style:text-properties style:font-name="Arial" fo:font-weight="normal" officeooo:rsid="0011d4b0" style:font-weight-asian="normal" style:font-weight-complex="normal"/>
    </style:style>
    <style:style style:name="T9" style:family="text">
      <style:text-properties style:font-name="Arial" fo:font-weight="normal" officeooo:rsid="00100dce" style:font-weight-asian="normal" style:font-weight-complex="normal"/>
    </style:style>
    <style:style style:name="T10" style:family="text">
      <style:text-properties style:font-name="Arial" fo:font-weight="normal" officeooo:rsid="0017b129" style:font-weight-asian="normal" style:font-weight-complex="normal"/>
    </style:style>
    <style:style style:name="T11" style:family="text">
      <style:text-properties style:font-name="Arial" fo:font-weight="normal" officeooo:rsid="002c2764" style:font-weight-asian="normal" style:font-weight-complex="normal"/>
    </style:style>
    <style:style style:name="T12" style:family="text">
      <style:text-properties style:font-name="Arial" fo:font-weight="normal" officeooo:rsid="0030d2ed" style:font-weight-asian="normal" style:font-weight-complex="normal"/>
    </style:style>
    <style:style style:name="T13" style:family="text">
      <style:text-properties style:font-name="Arial" fo:font-weight="normal" officeooo:rsid="0031912d" style:font-weight-asian="normal" style:font-weight-complex="normal"/>
    </style:style>
    <style:style style:name="T14" style:family="text">
      <style:text-properties officeooo:rsid="001019c6"/>
    </style:style>
    <style:style style:name="T15" style:family="text">
      <style:text-properties officeooo:rsid="0010a893"/>
    </style:style>
    <style:style style:name="T16" style:family="text">
      <style:text-properties officeooo:rsid="0015d47b"/>
    </style:style>
    <style:style style:name="T17" style:family="text">
      <style:text-properties officeooo:rsid="0018b802"/>
    </style:style>
    <style:style style:name="T18" style:family="text">
      <style:text-properties officeooo:rsid="001c44f8"/>
    </style:style>
    <style:style style:name="T19" style:family="text">
      <style:text-properties officeooo:rsid="001d9458"/>
    </style:style>
    <style:style style:name="T20" style:family="text">
      <style:text-properties officeooo:rsid="002491cd"/>
    </style:style>
    <style:style style:name="T21" style:family="text">
      <style:text-properties officeooo:rsid="00299a24"/>
    </style:style>
    <style:style style:name="T22" style:family="text">
      <style:text-properties officeooo:rsid="002b95d7"/>
    </style:style>
    <style:style style:name="T23" style:family="text">
      <style:text-properties officeooo:rsid="0030d2ed"/>
    </style:style>
    <style:style style:name="T24" style:family="text">
      <style:text-properties officeooo:rsid="0031912d"/>
    </style:style>
    <style:style style:name="T25" style:family="text">
      <style:text-properties officeooo:rsid="0032c901"/>
    </style:style>
    <style:style style:name="T26" style:family="text">
      <style:text-properties officeooo:rsid="00332fc9"/>
    </style:style>
    <style:style style:name="T27" style:family="text">
      <style:text-properties officeooo:rsid="00342c79"/>
    </style:style>
    <style:style style:name="T28" style:family="text">
      <style:text-properties officeooo:rsid="0035f217"/>
    </style:style>
    <style:style style:name="T29" style:family="text">
      <style:text-properties officeooo:rsid="00374da8"/>
    </style:style>
    <style:style style:name="T30" style:family="text">
      <style:text-properties officeooo:rsid="0038b273"/>
    </style:style>
    <style:style style:name="T31" style:family="text">
      <style:text-properties officeooo:rsid="003a5981"/>
    </style:style>
    <style:style style:name="T32" style:family="text">
      <style:text-properties officeooo:rsid="003a5ca5"/>
    </style:style>
    <style:style style:name="T33" style:family="text">
      <style:text-properties fo:font-size="12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7pt" style:font-size-asian="7pt" style:font-size-complex="7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164cm" fo:min-width="2.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opacity="50%" draw:textarea-horizontal-align="justify" draw:textarea-vertical-align="middle" draw:auto-grow-height="false" fo:min-height="1.579cm" fo:min-width="4.471cm" draw:shadow-opacity="50%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opacity="50%" draw:textarea-horizontal-align="justify" draw:textarea-vertical-align="middle" draw:auto-grow-height="false" fo:min-height="1.219cm" fo:min-width="3.944cm" draw:shadow-opacity="50%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solid" draw:fill-color="#ffffff" draw:opacity="50%" draw:textarea-horizontal-align="justify" draw:textarea-vertical-align="middle" draw:auto-grow-height="false" fo:min-height="1.577cm" fo:min-width="4.471cm" draw:shadow-opacity="50%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solid" draw:fill-color="#ffffff" draw:opacity="50%" draw:textarea-horizontal-align="justify" draw:textarea-vertical-align="middle" draw:auto-grow-height="false" fo:min-height="2.092cm" fo:min-width="5.69cm" draw:shadow-opacity="50%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021 Fall CPSC 240-<text:span text:style-name="T23">3</text:span></text:p>
      <text:p text:style-name="P10">Midterm <text:span text:style-name="T1">Programming</text:span> Test #<text:span text:style-name="T14">2</text:span></text:p>
      <text:p text:style-name="P8"><text:span text:style-name="T3">1</text:span><text:span text:style-name="T20">8</text:span> <text:span text:style-name="T3">Nov</text:span> 2021: <text:span text:style-name="T23">11</text:span>:<text:span text:style-name="T20">3</text:span>0<text:span text:style-name="T23">a</text:span>m – <text:span text:style-name="T23">1</text:span><text:span text:style-name="T2">:</text:span><text:span text:style-name="T20">3</text:span><text:span text:style-name="T3">0</text:span>pm </text:p>
      <text:p text:style-name="P8"><text:span text:style-name="T28">Overtime1:30pm </text:span><text:span text:style-name="T20">to </text:span><text:span text:style-name="T23">3</text:span><text:span text:style-name="T20">:30pm </text:span><text:span text:style-name="T28">available </text:span></text:p>
      <text:p text:style-name="P1">Take Home Test</text:p>
      <text:p text:style-name="P2"/>
      <text:p text:style-name="P4">General policies</text:p>
      <text:p text:style-name="P12"/>
      <text:p text:style-name="P14">We follow the same protocol as in the Midterm #1 Program.</text:p>
      <text:p text:style-name="P12"/>
      <text:p text:style-name="P12"/>
      <text:p text:style-name="P3">Source code requirements</text:p>
      <text:p text:style-name="P12"/>
      <text:p text:style-name="P12">You must place this information in each <text:span text:style-name="T4">submitted </text:span>file:</text:p>
      <text:p text:style-name="P12"/>
      <text:p text:style-name="P12"><text:tab/>Student name</text:p>
      <text:p text:style-name="P12"><text:tab/><text:span text:style-name="T4">CPSC240-</text:span><text:span text:style-name="T3">0</text:span><text:span text:style-name="T23">3</text:span><text:span text:style-name="T4"><text:tab/><text:tab/><text:tab/>//</text:span><text:span text:style-name="T27">3</text:span><text:span text:style-name="T3"> is the section number</text:span></text:p>
      <text:p text:style-name="P12"><text:tab/><text:span text:style-name="T4">Your email address</text:span></text:p>
      <text:p text:style-name="P47"><text:span text:style-name="T6"><text:tab/></text:span><text:span text:style-name="T7">Program name<text:tab/><text:tab/>//You creat</text:span><text:span text:style-name="T8">e a name</text:span><text:span text:style-name="T7"> like “</text:span><text:span text:style-name="T12">Harmonic Mean</text:span><text:span text:style-name="T9">” or something</text:span></text:p>
      <text:p text:style-name="P12"/>
      <text:p text:style-name="P12"/>
      <text:p text:style-name="P13">Inside the assembly file these are the requirements</text:p>
      <text:p text:style-name="P13"/>
      <text:p text:style-name="P13"><text:tab/>Show the block structure with descriptive header for each block</text:p>
      <text:p text:style-name="P13"><text:tab/>Back up pushes <text:span text:style-name="T14">and restore pops</text:span> are required</text:p>
      <text:p text:style-name="P13"><text:tab/>Line-by-line comment<text:span text:style-name="T5">s</text:span> may be omitted.</text:p>
      <text:p text:style-name="P13"/>
      <text:p text:style-name="P13"/>
      <text:p text:style-name="P14">Near the end time save your source files including the bash file. <text:s/>If you edit in windows or mac remember to save the bash file with LF line endings. <text:s/>Mac uses line ending CR, Windows uses CRLF, and all others use LF to mark the end of a line. <text:s/>Bash files created in Mac or Windows will not execute when I receive them.</text:p>
      <text:p text:style-name="P14"/>
      <text:p text:style-name="P14">The easy solution is use <text:span text:style-name="T19">a </text:span>text editor provided by Tuffix or provided by WSL. <text:s/>Then there is no issue.</text:p>
      <text:p text:style-name="P13"/>
      <text:p text:style-name="P25">Grading standard: <text:s/>Software Industry standard.</text:p>
      <text:p text:style-name="P13"/>
      <text:p text:style-name="P11">When you are finished send me your source files along with the bash file to the usual address: <text:s/>holliday@fullerton.edu</text:p>
      <text:p text:style-name="P11"/>
      <text:p text:style-name="P11"/>
      <text:p text:style-name="P11"/>
      <text:p text:style-name="P14">In th<text:span text:style-name="T15">e</text:span> space <text:span text:style-name="T15">below</text:span> add your name and email address</text:p>
      <text:p text:style-name="P14"/>
      <text:p text:style-name="P49">Problem description</text:p>
      <text:p text:style-name="P30"/>
      <text:p text:style-name="P31">We are all familiar with the algorithm for computing the arithmetic mean of a set of numbers.</text:p>
      <text:p text:style-name="P31"/>
      <text:p text:style-name="P31">The harmonic means (HM) is another statistical measure of a set of numbers.</text:p>
      <text:p text:style-name="P30"/>
      <text:p text:style-name="P31">The harmonic mean can be found in many places on the web such as in the next link:</text:p>
      <text:p text:style-name="P31"/>
      <text:p text:style-name="P31"><text:tab/>https://en.wikipedia.org/wiki/Harmonic_mean</text:p>
      <text:p text:style-name="P30"/>
      <text:p text:style-name="P31">Make a program that will compute the harmonic means of a set of numbers inputted into the program.</text:p>
      <text:p text:style-name="P26"/>
      <text:p text:style-name="P27">For educational purpose we want to know that you know how to validate incoming numbers as true float numbers. <text:s/>Therefore, validate the first inputted number. <text:s/>You may omit validating the other two numbers. <text:s/>[If you can validate one input we assume you could validate all three.]</text:p>
      <text:p text:style-name="P27"/>
      <text:p text:style-name="P27"/>
      <text:p text:style-name="P6">Program design</text:p>
      <text:p text:style-name="P27"/>
      <text:p text:style-name="P27"><draw:custom-shape text:anchor-type="paragraph" draw:z-index="0" draw:name="Shape1_15" draw:style-name="gr7" draw:text-style-name="P69" svg:width="5.691cm" svg:height="2.093cm" svg:x="4.244cm" svg:y="0.273cm"><text:p text:style-name="P68"><text:span text:style-name="T33"/></text:p><text:p text:style-name="P68"><text:span text:style-name="T33"/></text:p><text:p text:style-name="P68"><text:span text:style-name="T33">statistics</text:span></text:p><text:p text:style-name="P70"><text:span text:style-name="T35">C or C++ <text:s/></text:span></text:p><draw:enhanced-geometry svg:viewBox="0 0 21600 21600" draw:type="rectangle" draw:enhanced-path="M 0 0 L 21600 0 21600 21600 0 21600 0 0 Z N"/></draw:custom-shape><draw:custom-shape text:anchor-type="paragraph" draw:z-index="1" draw:name="Shape1_16" draw:style-name="gr7" draw:text-style-name="P69" svg:width="5.691cm" svg:height="2.093cm" svg:x="4.244cm" svg:y="4.17cm"><text:p text:style-name="P68"><text:span text:style-name="T34"/></text:p><text:p text:style-name="P68"><text:span text:style-name="T34"/></text:p><text:p text:style-name="P68"><text:span text:style-name="T33">harmonic.asm</text:span></text:p><text:p text:style-name="P68"><text:span text:style-name="T36"/></text:p><text:p text:style-name="P68"><text:span text:style-name="T36"/></text:p><text:p text:style-name="P70"><text:span text:style-name="T35">X84 <text:s/></text:span></text:p><draw:enhanced-geometry svg:viewBox="0 0 21600 21600" draw:type="rectangle" draw:enhanced-path="M 0 0 L 21600 0 21600 21600 0 21600 0 0 Z N"/></draw:custom-shape><draw:custom-shape text:anchor-type="paragraph" draw:z-index="2" draw:name="Shape1_17" draw:style-name="gr6" draw:text-style-name="P69" svg:width="4.472cm" svg:height="1.578cm" svg:x="11.945cm" svg:y="0.355cm"><text:p text:style-name="P68"><text:span text:style-name="T33">r.sh</text:span></text:p><draw:enhanced-geometry svg:viewBox="0 0 21600 21600" draw:type="rectangle" draw:enhanced-path="M 0 0 L 21600 0 21600 21600 0 21600 0 0 Z N"/></draw:custom-shape><draw:line text:anchor-type="paragraph" draw:z-index="3" draw:name="Shape2_2" draw:style-name="gr5" draw:text-style-name="P65" svg:x1="7.022cm" svg:y1="2.365cm" svg:x2="7.128cm" svg:y2="4.169cm"><text:p/></draw:line><draw:custom-shape text:anchor-type="paragraph" draw:z-index="4" draw:name="Shape1_18" draw:style-name="gr4" draw:text-style-name="P69" svg:width="3.945cm" svg:height="1.22cm" svg:x="0.751cm" svg:y="7.821cm"><text:p text:style-name="P68"><text:span text:style-name="T34"/></text:p><text:p text:style-name="P68"><text:span text:style-name="T33">reciprocal_sum</text:span></text:p><text:p text:style-name="P70"><text:span text:style-name="T35">C or C++ <text:s/></text:span></text:p><draw:enhanced-geometry svg:viewBox="0 0 21600 21600" draw:type="rectangle" draw:enhanced-path="M 0 0 L 21600 0 21600 21600 0 21600 0 0 Z N"/></draw:custom-shape><draw:custom-shape text:anchor-type="paragraph" draw:z-index="5" draw:name="Shape1_21" draw:style-name="gr3" draw:text-style-name="P69" svg:width="4.472cm" svg:height="1.579cm" svg:x="11.945cm" svg:y="3.762cm"><text:p text:style-name="P68"><text:span text:style-name="T33">rg.sh</text:span></text:p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10" draw:name="Shape7_3" draw:style-name="gr2" draw:text-style-name="P67" svg:width="2.541cm" svg:height="1.165cm" svg:x="13.002cm" svg:y="4.57cm"><text:p text:style-name="P66">isfloat</text:p><draw:enhanced-geometry svg:viewBox="0 0 21600 21600" draw:type="rectangle" draw:enhanced-path="M 0 0 L 21600 0 21600 21600 0 21600 0 0 Z N"/></draw:custom-shape><draw:line text:anchor-type="paragraph" draw:z-index="12" draw:name="Shape6_0" draw:style-name="gr1" draw:text-style-name="P65" svg:x1="14.125cm" svg:y1="3.697cm" svg:x2="14.169cm" svg:y2="4.57cm"><text:p/></draw:line></text:p>
      <text:p text:style-name="P27"/>
      <text:p text:style-name="P27"/>
      <text:p text:style-name="P27"/>
      <text:p text:style-name="P27"/>
      <text:p text:style-name="P27"><draw:line text:anchor-type="paragraph" draw:z-index="6" draw:name="Shape3_1" draw:style-name="gr1" draw:text-style-name="P65" svg:x1="7.5cm" svg:y1="0.418cm" svg:x2="7.484cm" svg:y2="1.423cm"><text:p/></draw:line></text:p>
      <text:p text:style-name="P27"/>
      <text:p text:style-name="P27"><draw:line text:anchor-type="paragraph" draw:z-index="7" draw:name="Shape6_1" draw:style-name="gr1" draw:text-style-name="P65" svg:x1="3.078cm" svg:y1="0.289cm" svg:x2="14.125cm" svg:y2="0.289cm"><text:p/></draw:line><draw:line text:anchor-type="paragraph" draw:z-index="9" draw:name="Shape6_1" draw:style-name="gr1" draw:text-style-name="P65" svg:x1="8.374cm" svg:y1="0.289cm" svg:x2="8.427cm" svg:y2="1.035cm"><text:p/></draw:line><draw:line text:anchor-type="paragraph" draw:z-index="8" draw:name="Shape5_1" draw:style-name="gr1" draw:text-style-name="P65" svg:x1="3.104cm" svg:y1="0.289cm" svg:x2="3.104cm" svg:y2="1.007cm"><text:p/></draw:line></text:p>
      <text:p text:style-name="P27"/>
      <text:p text:style-name="P27"><draw:custom-shape text:anchor-type="paragraph" draw:z-index="11" draw:name="Shape7_4" draw:style-name="gr2" draw:text-style-name="P67" svg:width="2.541cm" svg:height="1.165cm" svg:x="6.969cm" svg:y="0.136cm"><text:p text:style-name="P66">atof</text:p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8"><text:span text:style-name="T30">reciprocal_sum</text:span> receives one parameter <text:span text:style-name="T30">(sum of reciprocal)</text:span> of type double.</text:p>
      <text:p text:style-name="P28"/>
      <text:p text:style-name="P54">It may seem pointless to call a function whose only job is to compute the reciprocal of a number and output it, but I am really interested in your ability to call a function.</text:p>
      <text:p text:style-name="P29"/>
      <text:p text:style-name="P51">Dialog <text:span text:style-name="T17">without errors</text:span></text:p>
      <text:p text:style-name="P15"/>
      <text:p text:style-name="P15"/>
      <text:p text:style-name="P15"/>
      <text:p text:style-name="P33">Welcome to <text:span text:style-name="T23">Harmonic </text:span><text:span text:style-name="T29">Sum</text:span> by Esther Mendoza</text:p>
      <text:p text:style-name="P15"/>
      <text:p text:style-name="P38">We <text:span text:style-name="T23">will find your </text:span><text:span text:style-name="T32">harmonic sum</text:span><text:span text:style-name="T23">.</text:span></text:p>
      <text:p text:style-name="P38">Please enter <text:span text:style-name="T24">how many numbers are in the set: <text:s/>4</text:span></text:p>
      <text:p text:style-name="P38"/>
      <text:p text:style-name="P42">Enter your numbers one at a time separated by white space.</text:p>
      <text:p text:style-name="P42">2.<text:span text:style-name="T29">0</text:span></text:p>
      <text:p text:style-name="P58">3.0</text:p>
      <text:p text:style-name="P58">4.0</text:p>
      <text:p text:style-name="P58">5.0</text:p>
      <text:p text:style-name="P42"/>
      <text:p text:style-name="P44">The <text:span text:style-name="T21">s</text:span><text:span text:style-name="T24">um of the </text:span><text:span text:style-name="T31">harmonic sum</text:span><text:span text:style-name="T24"> of these numbers is <text:s/></text:span><text:span text:style-name="T30">1.</text:span><text:span text:style-name="T31">28333333</text:span></text:p>
      <text:p text:style-name="P15"/>
      <text:p text:style-name="P46">The <text:span text:style-name="T29">reciprocal of the sum </text:span><text:span text:style-name="T24">is </text:span><text:span text:style-name="T21"><text:s text:c="2"/></text:span><text:span text:style-name="T30">0.</text:span><text:span text:style-name="T31">779220981 </text:span><text:span text:style-name="T16"><text:s text:c="2"/>Have a nice day.</text:span></text:p>
      <text:p text:style-name="P17"/>
      <text:p text:style-name="P40">The <text:span text:style-name="T30">reciprocal of sums</text:span><text:span text:style-name="T21"> will be returned to the driver.</text:span></text:p>
      <text:p text:style-name="P17"/>
      <text:p text:style-name="P35">The main program received this number <text:span text:style-name="T31">0.779221</text:span> and will keep it.</text:p>
      <text:p text:style-name="P35">I hope you enjoyed this <text:span text:style-name="T31">summation</text:span> program. <text:s/>A zero will be sent to the OS. <text:s/>Bye.</text:p>
      <text:p text:style-name="P15"/>
      <text:p text:style-name="P15"/>
      <text:p text:style-name="P17">Color codes</text:p>
      <text:p text:style-name="P17">Yellow: <text:s/>Main driver function “<text:span text:style-name="T24">statistics.cpp</text:span><text:span text:style-name="T22">”</text:span></text:p>
      <text:p text:style-name="P20">Blue: <text:s/><text:span text:style-name="T24">harmonic</text:span>.asm</text:p>
      <text:p text:style-name="P48"><text:span text:style-name="T10">Green: <text:s/></text:span><text:span text:style-name="T11">output_</text:span><text:span text:style-name="T13">harmonic_mea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3">Obviously replace Est<text:span text:style-name="T32">h</text:span>er’s name with your own name.</text:p>
      <text:p text:style-name="P7"/>
      <text:p text:style-name="P56">Everyone knows that a “newlline” is part of white space.</text:p>
      <text:p text:style-name="P7"/>
      <text:p text:style-name="P22">//<text:span text:style-name="T25">Note: <text:s/></text:span><text:span text:style-name="T31">I checked the math in the example above several times. <text:s/>I do believe the computed values are correct. <text:s/>You may use those values to test the calculations in your own program.</text:span></text:p>
      <text:p text:style-name="P52">Dialog with error <text:span text:style-name="T24">in one of the inputs</text:span></text:p>
      <text:p text:style-name="P21"/>
      <text:p text:style-name="P21"/>
      <text:p text:style-name="P21"/>
      <text:p text:style-name="P21"/>
      <text:p text:style-name="P21"/>
      <text:p text:style-name="P34">Welcome to <text:span text:style-name="T23">Harmonic </text:span><text:span text:style-name="T32">Sum</text:span> by Esther Mendoza</text:p>
      <text:p text:style-name="P16"/>
      <text:p text:style-name="P39">We <text:span text:style-name="T23">will find your </text:span><text:span text:style-name="T32">harmonic sum</text:span><text:span text:style-name="T23">.</text:span></text:p>
      <text:p text:style-name="P39">Please enter <text:span text:style-name="T24">how many numbers are in the set: <text:s/></text:span><text:span text:style-name="T26">7</text:span></text:p>
      <text:p text:style-name="P39"/>
      <text:p text:style-name="P43">Enter your numbers one at a time separated by white space.</text:p>
      <text:p text:style-name="P44">5.0<text:span text:style-name="T26">9</text:span></text:p>
      <text:p text:style-name="P44">3.3<text:span text:style-name="T26">7</text:span></text:p>
      <text:p text:style-name="P44">9.T4</text:p>
      <text:p text:style-name="P44"/>
      <text:p text:style-name="P44">Invalid input encountered. <text:s/>Please run this program again.</text:p>
      <text:p text:style-name="P18"/>
      <text:p text:style-name="P41"><text:span text:style-name="T25">The floating point </text:span><text:span text:style-name="T26">number </text:span><text:span text:style-name="T25">1.0 will </text:span><text:span text:style-name="T21">be returned to the driver.</text:span></text:p>
      <text:p text:style-name="P19"/>
      <text:p text:style-name="P37">The main program received this number <text:span text:style-name="T25">1.00000</text:span> and will keep it.</text:p>
      <text:p text:style-name="P37">I hope you enjoyed this <text:span text:style-name="T25">harmonic</text:span> program. <text:s/>A zero will be sent to the OS. <text:s/>Bye.</text:p>
      <text:p text:style-name="P1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When an invalid input is found the program gently terminates.</text:p>
      <text:p text:style-name="P21"/>
      <text:p text:style-name="P55"/>
      <text:p text:style-name="P36"/>
      <text:p text:style-name="P53">Math</text:p>
      <text:p text:style-name="P45"/>
      <text:p text:style-name="P45">Suppose your set of data for input to this program is </text:p>
      <text:p text:style-name="P45"/>
      <text:p text:style-name="P45"><text:tab/>10.0 <text:s text:c="3"/>3.0 <text:s text:c="4"/>7.0 <text:s text:c="5"/>2.0</text:p>
      <text:p text:style-name="P45"/>
      <text:p text:style-name="P59">Then the harmonic sum of that set is <draw:frame draw:style-name="fr1" draw:name="Object1" text:anchor-type="as-char" svg:y="-0.619cm" svg:width="3.755cm" svg:height="0.998cm" draw:z-index="13"><draw:object xlink:href="./Object 1" xlink:type="simple" xlink:show="embed" xlink:actuate="onLoad"/><draw:image xlink:href="./ObjectReplacements/Object 1" xlink:type="simple" xlink:show="embed" xlink:actuate="onLoad"/></draw:frame>. <text:s/></text:p>
      <text:p text:style-name="P59"/>
      <text:p text:style-name="P59">You see that the harmonic sum is the sum of reciprocals. <text:s/>Easy. <text:s/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4">Function reciprocal_sum</text:p>
      <text:p text:style-name="P60"/>
      <text:p text:style-name="P61">The function reciprocal_sum computes the reciprocal of the number passed to it, outputs that number with a message, and returns that number to the caller.</text:p>
      <text:p text:style-name="P50">Conclusion</text:p>
      <text:p text:style-name="P24"/>
      <text:p text:style-name="P24">Send me one file for each box in the diagram of page 2 except for atof. <text:s/>There is no file for that function.</text:p>
      <text:p text:style-name="P24"/>
      <text:p text:style-name="P24">Send me two bash files. <text:s/>The second bash file is the gdb enabled bash file. <text:s/>I am going to use the gdb enabled file to test run your program.</text:p>
      <text:p text:style-name="P24"/>
      <text:p text:style-name="P24">You do not need to include any gdb commands. <text:s/>Only send me rg.sh as a gdb enabled bash file. <text:s/><text:span text:style-name="T18">Don’t send any gdb commands.</text:span></text:p>
      <text:p text:style-name="P24"/>
      <text:p text:style-name="P24"/>
      <text:p text:style-name="P24">Send all these files as attachments to the usual place: <text:s/>holliday@fullerton.edu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See you later</text:p>
      <text:p text:style-name="P24"/>
      <text:p text:style-name="P24">Next week there are no class meetings. <text:s text:c="2"/>Have a feast. <text:s/>Enjoy the food. <text:s/><text:span text:style-name="T32">Enjoy the fun.</text:span></text:p>
      <text:p text:style-name="P24"/>
      <text:p text:style-name="P24">After the Thanksgiving vacation week there are very few assembly subjects remaining. <text:s/>We will probably study subnormal numbers and review the use of arrays. <text:s/>For the most part there is nothing more to present in lectures. <text:s/>See you la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9:07:27.092634166</meta:creation-date>
    <dc:date>2021-11-18T10:53:33.929226336</dc:date>
    <meta:editing-duration>PT2H47M10S</meta:editing-duration>
    <meta:editing-cycles>20</meta:editing-cycles>
    <meta:generator>LibreOffice/6.4.7.2$Linux_X86_64 LibreOffice_project/40$Build-2</meta:generator>
    <meta:document-statistic meta:table-count="0" meta:image-count="0" meta:object-count="1" meta:page-count="6" meta:paragraph-count="81" meta:word-count="848" meta:character-count="4838" meta:non-whitespace-character-count="3998"/>
  </office:meta>
</office:document-meta>
</file>

<file path=Object 1/content.xml><?xml version="1.0" encoding="utf-8"?>
<math xmlns="http://www.w3.org/1998/Math/MathML" display="block">
  <semantics>
    <mrow>
      <mfrac>
        <mn>1.0</mn>
        <mn>10.0</mn>
      </mfrac>
      <mo stretchy="false">+</mo>
      <mfrac>
        <mn>1.0</mn>
        <mn>3.0</mn>
      </mfrac>
      <mo stretchy="false">+</mo>
      <mfrac>
        <mn>1.0</mn>
        <mn>7.0</mn>
      </mfrac>
      <mo stretchy="false">+</mo>
      <mfrac>
        <mn>1.0</mn>
        <mn>2.0</mn>
      </mfrac>
    </mrow>
    <annotation encoding="StarMath 5.0">{1.0 over 10.0} + {1.0 over 3.0} + {1.0 over 7.0} + {1.0 over 2.0}</annotation>
  </semantics>
</math>
</file>